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cyclone_and_requiem</text:p>
          </table:table-cell>
          <table:table-cell table:number-columns-repeated="2" table:style-name="ce24" office:value-type="string" calcext:value-type="string">
            <text:p>blin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cyclone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move_enemy_hero_location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requiem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 table:number-rows-repeated="6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1"/>
          <table:table-cell table:style-name="ce17" table:number-columns-repeated="4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25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number-columns-repeated="4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09:47:51.22674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9T09:48:18.463541002</dc:date>
    <meta:editing-duration>P3DT16H24M42S</meta:editing-duration>
    <meta:editing-cycles>2902</meta:editing-cycles>
    <dc:creator>Ilya Shpigor</dc:creator>
    <meta:document-statistic meta:table-count="6" meta:cell-count="410" meta:object-count="0"/>
  </office:meta>
</office:document-meta>
</file>